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59cm" table:align="margins"/>
    </style:style>
    <style:style style:name="表格1.A" style:family="table-column">
      <style:table-column-properties style:column-width="17.59cm" style:rel-column-width="65535*"/>
    </style:style>
    <style:style style:name="表格1.A1" style:family="table-cell">
      <style:table-cell-properties fo:padding="0.097cm" fo:border="0.05pt solid #000000"/>
    </style:style>
    <number:date-style style:name="N5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012 Chengdu Regional Online E Food Solution</text:h>
      <text:p text:style-name="Standard">本作品採用<text:a xlink:type="simple" xlink:href="http://creativecommons.org/licenses/by-nc-sa/3.0/deed.zh">知識共享署名-非商业性使用-相同方式共享 3.0 Unported許可協議</text:a>进行許可</text:p>
      <text:p text:style-name="Standard">write by Gestalti Lur</text:p>
      <text:p text:style-name="Standard"><text:date style:data-style-name="N5084" text:date-value="2012-09-18T15:04:27.99" text:fixed="true">2012-09-18</text:date></text:p>
      <text:p text:style-name="Standard">題目鏈接：<text:a xlink:type="simple" xlink:href="http://acm.hdu.edu.cn/showproblem.php?pid=4292">http://acm.hdu.edu.cn/showproblem.php?pid=4292</text:a></text:p>
      <text:h text:style-name="Heading_20_2" text:outline-level="2">題目大意</text:h>
      <text:p text:style-name="Standard"><text:tab/>有F種食物，D種饮料,给出每種食物和飲料的數量，給出N個人對於每種食物和飲料是否能够接受的列表。一份食物和一份飲料可以给一個人配餐，每个人只能接受他们能接受的食物和飲料，问最多可以给多少人配餐。N，F，D不超过200.</text:p>
      <text:h text:style-name="Heading_20_2" text:outline-level="2">算法分析</text:h>
      <text:p text:style-name="Standard"><text:tab/>可以用最大流建模。從源點向每種食物連一條流量爲食物數量的邊，從每種飲料出發向匯點連一條流量爲飲料數量的邊，再將每個人轉化成一條邊和兩個點(將第i個人轉化成兩個點i和i'，他們之間連一條流量爲1的邊)，然後從第i個人可以接受的食物到點i連一條流量爲1的邊，從i'出發向他能夠接受的飲料連一條流量爲1的邊，計算最大流即可。</text:p>
      <text:p text:style-name="Standard"><text:tab/>ps:這種將點轉化成邊以便控制流量的方法在網絡流問題中經常可以見到。</text:p>
      <text:h text:style-name="Heading_20_2" text:outline-level="2">參考代碼</text:h>
      <text:p text:style-name="Text_20_body">dinic實現：</text:p>
      <table:table table:name="表格1" table:style-name="表格1">
        <table:table-column table:style-name="表格1.A"/>
        <table:table-row>
          <table:table-cell table:style-name="表格1.A1" office:value-type="string">
            <text:p text:style-name="Table_20_Contents">/*</text:p>
            <text:p text:style-name="Table_20_Contents"><text:s text:c="2"/>2012 Chengdu Oline E</text:p>
            <text:p text:style-name="Table_20_Contents"><text:s text:c="2"/>gestapolur</text:p>
            <text:p text:style-name="Table_20_Contents"><text:s text:c="2"/>2012-09-17</text:p>
            <text:p text:style-name="Table_20_Contents"><text:s text:c="2"/>ACCEPTED</text:p>
            <text:p text:style-name="Table_20_Contents">*/</text:p>
            <text:p text:style-name="Table_20_Contents">#include&lt;cstdio&gt;</text:p>
            <text:p text:style-name="Table_20_Contents">#include&lt;cstring&gt;</text:p>
            <text:p text:style-name="Table_20_Contents">#define MAXV 832</text:p>
            <text:p text:style-name="Table_20_Contents">#define MAXE 90002</text:p>
            <text:p text:style-name="Table_20_Contents">#define INF 20000000</text:p>
            <text:p text:style-name="Table_20_Contents"/>
            <text:p text:style-name="Table_20_Contents">struct edge{//边 </text:p>
            <text:p text:style-name="Table_20_Contents"><text:s text:c="2"/>short int u , v ;//e( u , v )</text:p>
            <text:p text:style-name="Table_20_Contents"><text:s text:c="2"/>int cap , flow , next; //残量网络的容量、流量、指向下一条从u出发的边的序号的指针(forward star表示法) </text:p>
            <text:p text:style-name="Table_20_Contents">};</text:p>
            <text:p text:style-name="Table_20_Contents"/>
            <text:p text:style-name="Table_20_Contents">short int n , vs , vt;</text:p>
            <text:p text:style-name="Table_20_Contents">int m;</text:p>
            <text:p text:style-name="Table_20_Contents">int cnt;</text:p>
            <text:p text:style-name="Table_20_Contents">int head[ MAXV ];</text:p>
            <text:p text:style-name="Table_20_Contents">edge ap[MAXE * 2];</text:p>
            <text:p text:style-name="Table_20_Contents"><text:soft-page-break/></text:p>
            <text:p text:style-name="Table_20_Contents">short int h[ MAXV ], Q[ MAXE * 2 ];//Q是用于构造分层图的一个队列</text:p>
            <text:p text:style-name="Table_20_Contents">int G[ MAXV ]; </text:p>
            <text:p text:style-name="Table_20_Contents"/>
            <text:p text:style-name="Table_20_Contents">//构造分层图</text:p>
            <text:p text:style-name="Table_20_Contents">inline bool build(int s, int t){</text:p>
            <text:p text:style-name="Table_20_Contents"><text:s text:c="2"/>int p , x , y , front , rear; </text:p>
            <text:p text:style-name="Table_20_Contents"><text:s text:c="2"/>memset(h,255,sizeof(h));</text:p>
            <text:p text:style-name="Table_20_Contents"><text:s text:c="2"/>memset(G,0,sizeof(G));</text:p>
            <text:p text:style-name="Table_20_Contents"><text:s text:c="2"/>front = rear = h[ s ] = 0;</text:p>
            <text:p text:style-name="Table_20_Contents"><text:s text:c="2"/>Q[ rear ++ ] = s;</text:p>
            <text:p text:style-name="Table_20_Contents"><text:s text:c="2"/>G[ s ] = head[ s ];</text:p>
            <text:p text:style-name="Table_20_Contents"><text:s text:c="2"/>while( front &lt; rear )</text:p>
            <text:p text:style-name="Table_20_Contents"><text:s text:c="4"/>{</text:p>
            <text:p text:style-name="Table_20_Contents"><text:s text:c="6"/>x = Q[ front ++ ];</text:p>
            <text:p text:style-name="Table_20_Contents"><text:s text:c="6"/>p = head[ x ];</text:p>
            <text:p text:style-name="Table_20_Contents"><text:s text:c="6"/>while( p )</text:p>
            <text:p text:style-name="Table_20_Contents"><text:tab/>{</text:p>
            <text:p text:style-name="Table_20_Contents"><text:tab/> <text:s/>y = ap[ p ].v;</text:p>
            <text:p text:style-name="Table_20_Contents"><text:tab/> <text:s/>if( ap[ p ].cap and h[ y ] == -1 )</text:p>
            <text:p text:style-name="Table_20_Contents"><text:tab/> <text:s text:c="3"/>{</text:p>
            <text:p text:style-name="Table_20_Contents"><text:tab/> <text:s text:c="5"/>h[ y ] = h[ x ] + 1;</text:p>
            <text:p text:style-name="Table_20_Contents"><text:tab/> <text:s text:c="5"/>G[ y ] = head[ y ];</text:p>
            <text:p text:style-name="Table_20_Contents"><text:tab/> <text:s text:c="5"/>if( y == t ) return true;</text:p>
            <text:p text:style-name="Table_20_Contents"><text:tab/> <text:s text:c="5"/>Q[ rear ++ ] = y;</text:p>
            <text:p text:style-name="Table_20_Contents"><text:tab/> <text:s text:c="3"/>}</text:p>
            <text:p text:style-name="Table_20_Contents"><text:tab/> <text:s/>p = ap[ p ].next;</text:p>
            <text:p text:style-name="Table_20_Contents"><text:tab/>}</text:p>
            <text:p text:style-name="Table_20_Contents"><text:s text:c="4"/>}</text:p>
            <text:p text:style-name="Table_20_Contents"><text:s text:c="2"/>return false;</text:p>
            <text:p text:style-name="Table_20_Contents">}</text:p>
            <text:p text:style-name="Table_20_Contents"/>
            <text:p text:style-name="Table_20_Contents">inline int min( int a , int b ){ return ( a &lt; b ? a : b );}</text:p>
            <text:p text:style-name="Table_20_Contents"/>
            <text:p text:style-name="Table_20_Contents">//augumenting，dfs增广过程 x是当前节点，t是汇点,low是当前增广路上的流量。</text:p>
            <text:p text:style-name="Table_20_Contents">int find(int x, int t, int low=0xfffffff)</text:p>
            <text:p text:style-name="Table_20_Contents">{</text:p>
            <text:p text:style-name="Table_20_Contents"><text:s text:c="2"/>if(x==t)return low;</text:p>
            <text:p text:style-name="Table_20_Contents"><text:s text:c="2"/>int ret=0,y;</text:p>
            <text:p text:style-name="Table_20_Contents"><text:s text:c="2"/>//遍历所有与x相连的点y，如果y在当前的分层图当中且仍然有剩余流量，则增广这条边并调整正向边和反向边的剩余流量</text:p>
            <text:p text:style-name="Table_20_Contents"><text:s text:c="2"/>for(int &amp;p=G[x];p;p=ap[p].next)</text:p>
            <text:p text:style-name="Table_20_Contents"><text:s text:c="4"/>{ </text:p>
            <text:p text:style-name="Table_20_Contents"><text:s text:c="6"/>y = ap[ p ].v;</text:p>
            <text:p text:style-name="Table_20_Contents"><text:s text:c="6"/>if(ap[p].cap &amp;&amp; h[y] == h[x]+1 &amp;&amp; ( ret = find( y , t , min( low , ap[p].cap ) ) ) )</text:p>
            <text:p text:style-name="Table_20_Contents"><text:tab/>{</text:p>
            <text:p text:style-name="Table_20_Contents"><text:tab/> <text:s/>ap[ p ].cap-=ret;</text:p>
            <text:p text:style-name="Table_20_Contents"><text:soft-page-break/><text:tab/> <text:s/>ap[ (p - 1 ^ 1 ) + 1 ].cap+=ret;//p == odd ? p + 1 : p - 1;</text:p>
            <text:p text:style-name="Table_20_Contents"><text:tab/> <text:s/>return ret;</text:p>
            <text:p text:style-name="Table_20_Contents"><text:tab/>}</text:p>
            <text:p text:style-name="Table_20_Contents"><text:s text:c="4"/>}</text:p>
            <text:p text:style-name="Table_20_Contents"><text:s text:c="2"/>return 0;</text:p>
            <text:p text:style-name="Table_20_Contents">}</text:p>
            <text:p text:style-name="Table_20_Contents"><text:s/></text:p>
            <text:p text:style-name="Table_20_Contents">inline void maxflow( int s, int t )</text:p>
            <text:p text:style-name="Table_20_Contents">{</text:p>
            <text:p text:style-name="Table_20_Contents"><text:s text:c="2"/>int flow;</text:p>
            <text:p text:style-name="Table_20_Contents"><text:s text:c="2"/>cnt = 0;</text:p>
            <text:p text:style-name="Table_20_Contents"><text:s text:c="2"/>while( build(s, t) )</text:p>
            <text:p text:style-name="Table_20_Contents"><text:s text:c="4"/>while ( flow = find( s , t ) )</text:p>
            <text:p text:style-name="Table_20_Contents"><text:s text:c="6"/>cnt+=flow;</text:p>
            <text:p text:style-name="Table_20_Contents"><text:s text:c="2"/>return ;</text:p>
            <text:p text:style-name="Table_20_Contents">}</text:p>
            <text:p text:style-name="Table_20_Contents"/>
            <text:p text:style-name="Table_20_Contents">inline void add_edge( int i , int u , int v , int c )</text:p>
            <text:p text:style-name="Table_20_Contents">{</text:p>
            <text:p text:style-name="Table_20_Contents"><text:s text:c="2"/>ap[ i ].u = u;</text:p>
            <text:p text:style-name="Table_20_Contents"><text:s text:c="2"/>ap[ i ].v = v;</text:p>
            <text:p text:style-name="Table_20_Contents"><text:s text:c="2"/>ap[ i ].cap = c;</text:p>
            <text:p text:style-name="Table_20_Contents"><text:s text:c="2"/>ap[ i ].next = head[ u ]; </text:p>
            <text:p text:style-name="Table_20_Contents"><text:s text:c="2"/>head[ u ] = i;</text:p>
            <text:p text:style-name="Table_20_Contents"><text:s text:c="2"/>return ;</text:p>
            <text:p text:style-name="Table_20_Contents">}</text:p>
            <text:p text:style-name="Table_20_Contents"/>
            <text:p text:style-name="Table_20_Contents">bool init()</text:p>
            <text:p text:style-name="Table_20_Contents">{</text:p>
            <text:p text:style-name="Table_20_Contents"><text:s text:c="2"/>int np , nf , nd;</text:p>
            <text:p text:style-name="Table_20_Contents"><text:s text:c="2"/>if( scanf("%d%d%d" , &amp;np , &amp;nf , &amp;nd ) not_eq EOF )</text:p>
            <text:p text:style-name="Table_20_Contents"><text:s text:c="4"/>{</text:p>
            <text:p text:style-name="Table_20_Contents"><text:s text:c="6"/>int i , j , c;</text:p>
            <text:p text:style-name="Table_20_Contents"><text:s text:c="6"/>char str[ 202 ];</text:p>
            <text:p text:style-name="Table_20_Contents"><text:s text:c="6"/>n = nf + nd + np + np + 2;</text:p>
            <text:p text:style-name="Table_20_Contents"><text:s text:c="6"/>m = 0;</text:p>
            <text:p text:style-name="Table_20_Contents"><text:s text:c="6"/>vs = n - 1;</text:p>
            <text:p text:style-name="Table_20_Contents"><text:s text:c="6"/>vt = n;</text:p>
            <text:p text:style-name="Table_20_Contents"><text:s text:c="6"/>for( i = 1 ; i &lt;= nf ; ++ i )</text:p>
            <text:p text:style-name="Table_20_Contents"><text:tab/>{</text:p>
            <text:p text:style-name="Table_20_Contents"><text:tab/> <text:s/>scanf( "%d" , &amp;c );</text:p>
            <text:p text:style-name="Table_20_Contents"><text:tab/> <text:s/>add_edge( ++ m , vs , i , c );</text:p>
            <text:p text:style-name="Table_20_Contents"><text:tab/> <text:s/>add_edge( ++ m , i , vs , 0 );</text:p>
            <text:p text:style-name="Table_20_Contents"><text:tab/>}</text:p>
            <text:p text:style-name="Table_20_Contents"><text:s text:c="6"/>for( i = 1 ; i &lt;= nd ; ++ i )//</text:p>
            <text:p text:style-name="Table_20_Contents"><text:tab/>{</text:p>
            <text:p text:style-name="Table_20_Contents"><text:tab/> <text:s/>scanf( "%d" , &amp;c );</text:p>
            <text:p text:style-name="Table_20_Contents"><text:tab/> <text:s/>add_edge( ++ m , nf + np + np + i , vt , c );</text:p>
            <text:p text:style-name="Table_20_Contents"><text:soft-page-break/><text:tab/> <text:s/>add_edge( ++ m , vt , nf + np + np + i , 0 );</text:p>
            <text:p text:style-name="Table_20_Contents"><text:tab/>}</text:p>
            <text:p text:style-name="Table_20_Contents"><text:s text:c="6"/>for( i = 1 ; i &lt;= np ; ++ i )</text:p>
            <text:p text:style-name="Table_20_Contents"><text:tab/>{</text:p>
            <text:p text:style-name="Table_20_Contents"><text:tab/> <text:s/>scanf( "%s" , str );</text:p>
            <text:p text:style-name="Table_20_Contents"><text:tab/> <text:s/>for( j = 1 ; j &lt;= nf ; ++ j )</text:p>
            <text:p text:style-name="Table_20_Contents"><text:tab/> <text:s text:c="3"/>if( str[ j - 1 ] == 'Y' )</text:p>
            <text:p text:style-name="Table_20_Contents"><text:tab/> <text:s text:c="5"/>{</text:p>
            <text:p text:style-name="Table_20_Contents"><text:tab/><text:tab/>add_edge( ++ m , j , nf + i , 1 );</text:p>
            <text:p text:style-name="Table_20_Contents"><text:tab/><text:tab/>add_edge( ++ m , nf + i , j , 0 );</text:p>
            <text:p text:style-name="Table_20_Contents"><text:tab/> <text:s text:c="5"/>}</text:p>
            <text:p text:style-name="Table_20_Contents"><text:tab/>}</text:p>
            <text:p text:style-name="Table_20_Contents"><text:s text:c="6"/>for( i = 1 ; i &lt;= np ; ++ i )</text:p>
            <text:p text:style-name="Table_20_Contents"><text:tab/>{</text:p>
            <text:p text:style-name="Table_20_Contents"><text:tab/> <text:s/>add_edge( ++ m , nf + i , nf + np + i , 1 );</text:p>
            <text:p text:style-name="Table_20_Contents"><text:tab/> <text:s/>add_edge( ++ m , nf + np + i , nf + i , 0 );</text:p>
            <text:p text:style-name="Table_20_Contents"><text:tab/>}</text:p>
            <text:p text:style-name="Table_20_Contents"><text:s text:c="6"/>for( i = 1 ; i &lt;= np ; ++ i )</text:p>
            <text:p text:style-name="Table_20_Contents"><text:tab/>{</text:p>
            <text:p text:style-name="Table_20_Contents"><text:tab/> <text:s/>scanf( "%s" , str );</text:p>
            <text:p text:style-name="Table_20_Contents"><text:tab/> <text:s/>for( j = 1 ; j &lt;= nd ; ++ j )</text:p>
            <text:p text:style-name="Table_20_Contents"><text:tab/> <text:s text:c="3"/>if( str[ j - 1 ] == 'Y' )</text:p>
            <text:p text:style-name="Table_20_Contents"><text:tab/> <text:s text:c="5"/>{</text:p>
            <text:p text:style-name="Table_20_Contents"><text:tab/><text:tab/>add_edge( ++ m , nf + np + i , nf + np + np + j , 1 );</text:p>
            <text:p text:style-name="Table_20_Contents"><text:tab/><text:tab/>add_edge( ++ m , nf + np + np + j , nf + np + i , 0 );</text:p>
            <text:p text:style-name="Table_20_Contents"><text:tab/> <text:s text:c="5"/>}</text:p>
            <text:p text:style-name="Table_20_Contents"><text:tab/>}</text:p>
            <text:p text:style-name="Table_20_Contents"><text:s text:c="6"/>return true;</text:p>
            <text:p text:style-name="Table_20_Contents"><text:s text:c="4"/>}</text:p>
            <text:p text:style-name="Table_20_Contents"><text:s text:c="2"/>return false;</text:p>
            <text:p text:style-name="Table_20_Contents">}</text:p>
            <text:p text:style-name="Table_20_Contents"/>
            <text:p text:style-name="Table_20_Contents">int main()</text:p>
            <text:p text:style-name="Table_20_Contents">{</text:p>
            <text:p text:style-name="Table_20_Contents"><text:s text:c="2"/>while ( init() )</text:p>
            <text:p text:style-name="Table_20_Contents"><text:s text:c="4"/>{</text:p>
            <text:p text:style-name="Table_20_Contents"><text:s text:c="6"/>maxflow( vs , vt );</text:p>
            <text:p text:style-name="Table_20_Contents"><text:s text:c="6"/>printf( "%d\n" , cnt );</text:p>
            <text:p text:style-name="Table_20_Contents"><text:s text:c="6"/>memset( head , 0 , sizeof( int ) * ( n + 1 ));</text:p>
            <text:p text:style-name="Table_20_Contents"><text:s text:c="4"/>}</text:p>
            <text:p text:style-name="Table_20_Contents"><text:s text:c="2"/>return 0;</text:p>
            <text:p text:style-name="Table_20_Content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uacm </meta:initial-creator>
    <meta:creation-date>2012-07-16T08:24:39</meta:creation-date>
    <dc:date>2012-09-18T15:52:38</dc:date>
    <dc:creator>csuacm </dc:creator>
    <meta:editing-duration>PT1H8S</meta:editing-duration>
    <meta:editing-cycles>22</meta:editing-cycles>
    <meta:generator>LibreOffice/3.5$Linux_x86 LibreOffice_project/350m1$Build-2</meta:generator>
    <meta:document-statistic meta:table-count="1" meta:image-count="0" meta:object-count="0" meta:page-count="4" meta:paragraph-count="161" meta:word-count="828" meta:character-count="3492" meta:non-whitespace-character-count="2573"/>
  </office:meta>
</office:document-meta>
</file>